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Таблица1" style:family="table">
      <style:table-properties style:width="18.237cm" fo:margin-left="0.097cm" table:align="left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6" style:family="table-row">
      <style:table-row-properties style:min-row-height="0.45cm" style:use-optimal-row-height="false"/>
    </style:style>
    <style:style style:name="Таблица2" style:family="table">
      <style:table-properties style:width="18.237cm" fo:margin-left="0.097cm" table:align="left"/>
    </style:style>
    <style:style style:name="Таблица2.A" style:family="table-column">
      <style:table-column-properties style:column-width="2.279cm"/>
    </style:style>
    <style:style style:name="Таблица2.B" style:family="table-column">
      <style:table-column-properties style:column-width="2.28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style:vertical-align="middle" fo:padding="0.097cm" fo:border="0.002cm solid #000000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2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45cm" style:use-optimal-row-height="false"/>
    </style:style>
    <style:style style:name="Таблица3" style:family="table">
      <style:table-properties style:width="18.237cm" fo:margin-left="0.097cm" table:align="left"/>
    </style:style>
    <style:style style:name="Таблица3.A" style:family="table-column">
      <style:table-column-properties style:column-width="2.279cm"/>
    </style:style>
    <style:style style:name="Таблица3.B" style:family="table-column">
      <style:table-column-properties style:column-width="2.281cm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style:vertical-align="middle"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3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45cm" style:use-optimal-row-height="false"/>
    </style:style>
    <style:style style:name="Таблица4" style:family="table">
      <style:table-properties style:width="18.237cm" fo:margin-left="0.097cm" table:align="left"/>
    </style:style>
    <style:style style:name="Таблица4.A" style:family="table-column">
      <style:table-column-properties style:column-width="2.279cm"/>
    </style:style>
    <style:style style:name="Таблица4.B" style:family="table-column">
      <style:table-column-properties style:column-width="2.28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4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6" style:family="table-row">
      <style:table-row-properties style:min-row-height="0.45cm" style:use-optimal-row-height="false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бычный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4" style:family="paragraph" style:parent-style-name="Обычный">
      <style:text-properties fo:font-size="12pt" style:font-size-asian="12pt" style:font-size-complex="12pt"/>
    </style:style>
    <style:style style:name="P5" style:family="paragraph" style:parent-style-name="Обычный">
      <style:paragraph-properties fo:line-height="150%"/>
    </style:style>
    <style:style style:name="P6" style:family="paragraph" style:parent-style-name="Обычный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Обычный">
      <style:paragraph-properties fo:line-height="150%">
        <style:tab-stops>
          <style:tab-stop style:position="6.001cm"/>
        </style:tab-stops>
      </style:paragraph-properties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9" style:family="paragraph" style:parent-style-name="Обычный">
      <style:text-properties fo:font-size="13pt" style:font-size-asian="13pt" style:font-size-complex="13pt"/>
    </style:style>
    <style:style style:name="P10" style:family="paragraph" style:parent-style-name="Обычный">
      <style:paragraph-properties fo:line-height="150%"/>
      <style:text-properties fo:font-size="13pt" style:font-size-asian="13pt" style:font-size-complex="13pt"/>
    </style:style>
    <style:style style:name="P11" style:family="paragraph" style:parent-style-name="Обычный">
      <style:paragraph-properties fo:margin-top="0.212cm" fo:margin-bottom="0cm"/>
      <style:text-properties fo:font-size="12pt" fo:font-weight="bold" style:font-size-asian="12pt" style:font-weight-asian="bold"/>
    </style:style>
    <style:style style:name="P12" style:family="paragraph" style:parent-style-name="Обычный">
      <style:paragraph-properties fo:margin-left="2.501cm" fo:margin-right="0cm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13" style:family="paragraph" style:parent-style-name="Обычный">
      <style:paragraph-properties fo:margin-left="0cm" fo:margin-right="0cm" fo:line-height="150%" fo:text-indent="1.27cm" style:auto-text-indent="false"/>
    </style:style>
    <style:style style:name="P14" style:family="paragraph" style:parent-style-name="Обычный">
      <style:paragraph-properties fo:margin-left="0cm" fo:margin-right="0cm" fo:margin-top="0.212cm" fo:margin-bottom="0cm" fo:line-height="150%" fo:text-indent="1.27cm" style:auto-text-indent="false"/>
    </style:style>
    <style:style style:name="P15" style:family="paragraph" style:parent-style-name="Обычный">
      <style:paragraph-properties fo:margin-left="1.886cm" fo:margin-right="0cm" fo:text-align="justify" style:justify-single-word="false" fo:text-indent="0cm" style:auto-text-indent="false">
        <style:tab-stops>
          <style:tab-stop style:position="0.115cm"/>
        </style:tab-stops>
      </style:paragraph-properties>
      <style:text-properties fo:font-size="12pt" style:font-size-asian="12pt"/>
    </style:style>
    <style:style style:name="P16" style:family="paragraph" style:parent-style-name="Обычный">
      <style:paragraph-properties fo:margin-left="0.501cm" fo:margin-right="0cm" fo:margin-top="0.212cm" fo:margin-bottom="0cm" fo:line-height="150%" fo:text-indent="0cm" style:auto-text-indent="false">
        <style:tab-stops>
          <style:tab-stop style:position="0.75cm"/>
        </style:tab-stops>
      </style:paragraph-properties>
    </style:style>
    <style:style style:name="P17" style:family="paragraph" style:parent-style-name="Обычный">
      <style:paragraph-properties fo:margin-left="0.497cm" fo:margin-right="0cm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language="en" fo:country="US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 style:snap-to-layout-grid="false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paragraph-properties fo:line-height="100%" fo:text-align="justify" style:justify-single-word="false"/>
    </style:style>
    <style:style style:name="P24" style:family="paragraph" style:parent-style-name="Heading_20_5">
      <style:paragraph-properties fo:margin-top="0.212cm" fo:margin-bottom="0cm"/>
    </style:style>
    <style:style style:name="P25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  <style:text-properties fo:font-size="12pt" style:font-size-asian="12pt"/>
    </style:style>
    <style:style style:name="P26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</style:style>
    <style:style style:name="P27" style:family="paragraph" style:parent-style-name="Основной" style:master-page-name="MP0">
      <style:paragraph-properties fo:margin-left="0cm" fo:margin-right="0cm" fo:margin-top="1cm" fo:margin-bottom="0cm" fo:text-align="center" style:justify-single-word="false" fo:text-indent="0cm" style:auto-text-indent="false" style:page-number="auto" fo:break-before="page"/>
      <style:text-properties fo:font-weight="bold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fo:font-weight="normal" style:font-size-asian="12pt" style:font-weight-asian="normal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8" style:family="text">
      <style:text-properties fo:font-size="12pt" fo:font-weight="normal" style:font-size-asian="12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style:font-name="Symbo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Symbol"/>
    </style:style>
    <style:style style:name="T12" style:family="text">
      <style:text-properties style:text-position="super 67%" fo:font-size="12pt" style:font-size-asian="12pt"/>
    </style:style>
    <style:style style:name="T13" style:family="text">
      <style:text-properties style:font-size-complex="13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style:text-position="super 65%"/>
    </style:style>
    <style:style style:name="T17" style:family="text">
      <style:text-properties style:text-position="super 65%" fo:language="en" fo:country="US"/>
    </style:style>
    <style:style style:name="T18" style:family="text">
      <style:text-properties style:text-position="sub 65%" fo:language="en" fo:country="US"/>
    </style:style>
    <style:style style:name="T19" style:family="text">
      <style:text-properties fo:font-weight="normal" style:font-weight-asian="normal" style:font-size-complex="13pt"/>
    </style:style>
    <style:style style:name="T20" style:family="text">
      <style:text-properties fo:font-size="13pt" style:font-size-asian="13pt" style:font-size-complex="13pt"/>
    </style:style>
    <text:list-style style:name="L1">
      <text:list-level-style-bullet text:level="1" text:style-name="WW_5f_CharLFO2LVL1" text:bullet-char="-">
        <style:list-level-properties text:space-before="1.251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ОВЕРКИ</text:p>
      <text:p text:style-name="P2"/>
      <text:p text:style-name="P3">Измерителя-сигнализатора СРК-АТ2327</text:p>
      <text:p text:style-name="P3"/>
      <text:p text:style-name="P6"><text:span text:style-name="Основной_20_шрифт_20_абзаца"><text:span text:style-name="T1">Зав. № </text:span></text:span><text:span text:style-name="Основной_20_шрифт_20_абзаца"><text:span text:style-name="T1">$</text:span></text:span><text:span text:style-name="Основной_20_шрифт_20_абзаца"><text:span text:style-name="T4">srk_num$</text:span></text:span></text:p>
      <text:p text:style-name="P11">принадлежащего _______________________</text:p>
      <text:p text:style-name="P12"/>
      <text:p text:style-name="P1"><text:span text:style-name="Основной_20_шрифт_20_абзаца"><text:span text:style-name="T9">Поверка проводилась</text:span></text:span> _________________________________________________________________</text:p>
      <text:p text:style-name="Contents_20_1"><text:tab/><text:span text:style-name="Основной_20_шрифт_20_абзаца"><text:span text:style-name="T10">поверочный орган</text:span></text:span></text:p>
      <text:p text:style-name="P5"><text:span text:style-name="Основной_20_шрифт_20_абзаца"><text:span text:style-name="T6">Условия поверки:</text:span></text:span></text:p>
      <text:p text:style-name="P13"><text:span text:style-name="Основной_20_шрифт_20_абзаца"><text:span text:style-name="T1">температура </text:span></text:span><text:span text:style-name="Основной_20_шрифт_20_абзаца"><text:span text:style-name="T7"><text:s text:c="10"/>22 </text:span></text:span><text:span text:style-name="Основной_20_шрифт_20_абзаца"><text:span text:style-name="T11"></text:span></text:span><text:span text:style-name="Основной_20_шрифт_20_абзаца"><text:span text:style-name="T7">С;</text:span></text:span><text:span text:style-name="Основной_20_шрифт_20_абзаца"><text:span text:style-name="T1"> </text:span></text:span><text:span text:style-name="Основной_20_шрифт_20_абзаца"><text:span text:style-name="T1"><text:tab/></text:span></text:span><text:span text:style-name="Основной_20_шрифт_20_абзаца"><text:span text:style-name="T1"><text:tab/> <text:s/>влажность </text:span></text:span><text:span text:style-name="Основной_20_шрифт_20_абзаца"><text:span text:style-name="T7"><text:s text:c="10"/>75 %;</text:span></text:span></text:p>
      <text:p text:style-name="P13"><text:span text:style-name="Основной_20_шрифт_20_абзаца"><text:span text:style-name="T1">атмосферное давление <text:s/></text:span></text:span><text:span text:style-name="Основной_20_шрифт_20_абзаца"><text:span text:style-name="T7"><text:s/>99 кПа</text:span></text:span><text:span text:style-name="Основной_20_шрифт_20_абзаца"><text:span text:style-name="T1">;</text:span></text:span></text:p>
      <text:p text:style-name="P13"><text:span text:style-name="Основной_20_шрифт_20_абзаца"><text:span text:style-name="T1">внешний фон гамма-излучения <text:s/></text:span></text:span><text:span text:style-name="Основной_20_шрифт_20_абзаца"><text:span text:style-name="T7"><text:s text:c="2"/>0,10 мкЗв/ч</text:span></text:span><text:span text:style-name="Основной_20_шрифт_20_абзаца"><text:span text:style-name="T1">;</text:span></text:span></text:p>
      <text:h text:style-name="P24" text:outline-level="5"><text:span text:style-name="Основной_20_шрифт_20_абзаца"><text:span text:style-name="T1">1</text:span></text:span><text:span text:style-name="Основной_20_шрифт_20_абзаца"><text:span text:style-name="T4">.</text:span></text:span><text:span text:style-name="Основной_20_шрифт_20_абзаца"><text:span text:style-name="T1"><text:tab/></text:span></text:span>Средства поверки</text:h>
      <text:p text:style-name="P14"><text:span text:style-name="Основной_20_шрифт_20_абзаца"><text:span text:style-name="T1">Эталонный источник гамма-излучения типа ОСГИ </text:span></text:span><text:span text:style-name="Основной_20_шрифт_20_абзаца"><text:span text:style-name="T12">137</text:span></text:span><text:span text:style-name="Основной_20_шрифт_20_абзаца"><text:span text:style-name="T4">Cs</text:span></text:span><text:span text:style-name="Основной_20_шрифт_20_абзаца"><text:span text:style-name="T1"> активностью </text:span></text:span><text:span text:style-name="Основной_20_шрифт_20_абзаца"><text:span text:style-name="T4">$activity$</text:span></text:span><text:span text:style-name="Основной_20_шрифт_20_абзаца"><text:span text:style-name="T1"> кБк <text:s/>зав. </text:span></text:span><text:span text:style-name="Основной_20_шрифт_20_абзаца"><text:span text:style-name="T4">$num_ist$</text:span></text:span></text:p>
      <text:p text:style-name="P15"/>
      <text:h text:style-name="P24" text:outline-level="5"><text:span text:style-name="Основной_20_шрифт_20_абзаца"><text:span text:style-name="T13">2</text:span></text:span><text:span text:style-name="Основной_20_шрифт_20_абзаца"><text:span text:style-name="T15">.</text:span></text:span><text:span text:style-name="Основной_20_шрифт_20_абзаца"><text:span text:style-name="T13"><text:tab/>Поверка </text:span></text:span><text:span text:style-name="Основной_20_шрифт_20_абзаца"><text:span text:style-name="T2">блоков детектирования</text:span></text:span></text:h>
      <text:p text:style-name="P16"><text:span text:style-name="Основной_20_шрифт_20_абзаца"><text:span text:style-name="T6">а) </text:span></text:span><text:span text:style-name="Основной_20_шрифт_20_абзаца"><text:span text:style-name="T6"><text:tab/>Внешн</text:span></text:span><text:span text:style-name="Основной_20_шрифт_20_абзаца"><text:span text:style-name="T6">ий осмотр и опробование БД:</text:span></text:span></text:p>
      <text:list xml:id="list9152498557066856684" text:style-name="L1">
        <text:list-item>
          <text:p text:style-name="P25">документация ________________________________________________________________</text:p>
        </text:list-item>
        <text:list-item>
          <text:p text:style-name="P25">отсутствие механических повреждений <text:s/>__________________________________________</text:p>
        </text:list-item>
        <text:list-item>
          <text:p text:style-name="P25">наличие четких маркировочных надписей на БД и контрольном источнике ____________</text:p>
        </text:list-item>
        <text:list-item>
          <text:p text:style-name="P26"><text:span text:style-name="Основной_20_шрифт_20_абзаца"><text:span text:style-name="T1">контроль работоспособности ___________________________________________________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17"><text:span text:style-name="Основной_20_шрифт_20_абзаца"><text:span text:style-name="T6">б)</text:span></text:span><text:span text:style-name="Основной_20_шрифт_20_абзаца"><text:span text:style-name="T6"><text:tab/>Определение чувствительности прибора с БДКГ-35 в корпусе герметичного контейнера с защитным экраном</text:span></text:span></text:p>
      <text:p text:style-name="P22"/>
      <text:p text:style-name="P22"><text:span text:style-name="Основной_20_шрифт_20_абзаца"><text:span text:style-name="T8">Блок детектирования БДКГ-35 зав.№ </text:span></text:span><text:span text:style-name="Основной_20_шрифт_20_абзаца"><text:span text:style-name="T8">$</text:span></text:span><text:span text:style-name="Основной_20_шрифт_20_абзаца"><text:span text:style-name="T5">bd</text:span></text:span><text:span text:style-name="Основной_20_шрифт_20_абзаца"><text:span text:style-name="T8">1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1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1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1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1.A2" office:value-type="string">
            <text:p text:style-name="P21">Результаты измерения</text:p>
          </table:table-cell>
          <table:table-cell table:style-name="Таблица1.A2" office:value-type="string">
            <text:p text:style-name="P21">Среднее значение</text:p>
          </table:table-cell>
          <table:table-cell table:style-name="Таблица1.A2" office:value-type="string">
            <text:p text:style-name="P21">Результаты измерения</text:p>
          </table:table-cell>
          <table:table-cell table:style-name="Таблица1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$bg1$</text:p>
          </table:table-cell>
          <table:table-cell table:style-name="Таблица1.A2" table:number-rows-spanned="5" office:value-type="string">
            <text:p text:style-name="P19">$bg_avg1$</text:p>
          </table:table-cell>
          <table:table-cell table:style-name="Таблица1.A3" office:value-type="string">
            <text:p text:style-name="P18">$dr1$</text:p>
          </table:table-cell>
          <table:table-cell table:style-name="Таблица1.A2" table:number-rows-spanned="5" office:value-type="string">
            <text:p text:style-name="P19">$dr_avg1$</text:p>
          </table:table-cell>
          <table:table-cell table:style-name="Таблица1.A2" table:number-rows-spanned="5" office:value-type="string">
            <text:p text:style-name="P18">$activity$</text:p>
          </table:table-cell>
          <table:table-cell table:style-name="Таблица1.A2" table:number-rows-spanned="5" office:value-type="string">
            <text:p text:style-name="P19">$rasch1$</text:p>
          </table:table-cell>
          <table:table-cell table:style-name="Таблица1.A2" table:number-rows-spanned="5" office:value-type="string">
            <text:p text:style-name="P19">$pogr1$</text:p>
          </table:table-cell>
          <table:table-cell table:style-name="Таблица1.H3" table:number-rows-spanned="5" office:value-type="string">
            <text:p text:style-name="P20">± 11</text:p>
          </table:table-cell>
        </table:table-row>
        <table:table-row>
          <table:table-cell table:style-name="Таблица1.A3" office:value-type="string">
            <text:p text:style-name="P18">$bg2$</text:p>
          </table:table-cell>
          <table:covered-table-cell/>
          <table:table-cell table:style-name="Таблица1.A3" office:value-type="string">
            <text:p text:style-name="P18">$dr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$bg3$</text:p>
          </table:table-cell>
          <table:covered-table-cell/>
          <table:table-cell table:style-name="Таблица1.A3" office:value-type="string">
            <text:p text:style-name="P18">$dr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18">$bg4$</text:p>
          </table:table-cell>
          <table:covered-table-cell/>
          <table:table-cell table:style-name="Таблица1.A3" office:value-type="string">
            <text:p text:style-name="P18">$dr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$bg5$</text:p>
          </table:table-cell>
          <table:covered-table-cell/>
          <table:table-cell table:style-name="Таблица1.A3" office:value-type="string">
            <text:p text:style-name="P18">$dr5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pan text:style-name="Основной_20_шрифт_20_абзаца"><text:span text:style-name="T8"/></text:span></text:p>
      <text:p text:style-name="P22"><text:span text:style-name="Основной_20_шрифт_20_абзаца"><text:span text:style-name="T8"/></text:span></text:p>
      <text:p text:style-name="P22"><text:soft-page-break/><text:span text:style-name="Основной_20_шрифт_20_абзаца"><text:span text:style-name="T8"/></text:span></text:p>
      <text:p text:style-name="P22"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2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 table:number-columns-repeated="2"/>
        <table:table-row>
          <table:table-cell table:style-name="Таблица2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2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2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2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2.A2" office:value-type="string">
            <text:p text:style-name="P21">Результаты измерения</text:p>
          </table:table-cell>
          <table:table-cell table:style-name="Таблица2.A2" office:value-type="string">
            <text:p text:style-name="P21">Среднее значение</text:p>
          </table:table-cell>
          <table:table-cell table:style-name="Таблица2.A2" office:value-type="string">
            <text:p text:style-name="P21">Результаты измерения</text:p>
          </table:table-cell>
          <table:table-cell table:style-name="Таблица2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8">$bg<text:span text:style-name="T14">6</text:span>$</text:p>
          </table:table-cell>
          <table:table-cell table:style-name="Таблица2.A2" table:number-rows-spanned="5" office:value-type="string">
            <text:p text:style-name="P19">$bg_avg2$</text:p>
          </table:table-cell>
          <table:table-cell table:style-name="Таблица2.A3" office:value-type="string">
            <text:p text:style-name="P18">$dr<text:span text:style-name="T14">6</text:span>$</text:p>
          </table:table-cell>
          <table:table-cell table:style-name="Таблица2.A2" table:number-rows-spanned="5" office:value-type="string">
            <text:p text:style-name="P19">$dr_avg2$</text:p>
          </table:table-cell>
          <table:table-cell table:style-name="Таблица2.A2" table:number-rows-spanned="5" office:value-type="string">
            <text:p text:style-name="P18">$activity$</text:p>
          </table:table-cell>
          <table:table-cell table:style-name="Таблица2.A2" table:number-rows-spanned="5" office:value-type="string">
            <text:p text:style-name="P19">$rasch2$</text:p>
          </table:table-cell>
          <table:table-cell table:style-name="Таблица2.A2" table:number-rows-spanned="5" office:value-type="string">
            <text:p text:style-name="P19">$pogr2$</text:p>
          </table:table-cell>
          <table:table-cell table:style-name="Таблица2.H3" table:number-rows-spanned="5" office:value-type="string">
            <text:p text:style-name="P20">± 11</text:p>
          </table:table-cell>
        </table:table-row>
        <table:table-row>
          <table:table-cell table:style-name="Таблица2.A3" office:value-type="string">
            <text:p text:style-name="P18">$bg<text:span text:style-name="T14">7</text:span>$</text:p>
          </table:table-cell>
          <table:covered-table-cell/>
          <table:table-cell table:style-name="Таблица2.A3" office:value-type="string">
            <text:p text:style-name="P18">$dr<text:span text:style-name="T14">7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8">$bg<text:span text:style-name="T14">8</text:span>$</text:p>
          </table:table-cell>
          <table:covered-table-cell/>
          <table:table-cell table:style-name="Таблица2.A3" office:value-type="string">
            <text:p text:style-name="P18">$dr<text:span text:style-name="T14">8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3" office:value-type="string">
            <text:p text:style-name="P18">$bg<text:span text:style-name="T14">9</text:span>$</text:p>
          </table:table-cell>
          <table:covered-table-cell/>
          <table:table-cell table:style-name="Таблица2.A3" office:value-type="string">
            <text:p text:style-name="P18">$dr<text:span text:style-name="T14">9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8">$bg<text:span text:style-name="T14">10</text:span>$</text:p>
          </table:table-cell>
          <table:covered-table-cell/>
          <table:table-cell table:style-name="Таблица2.A3" office:value-type="string">
            <text:p text:style-name="P18">$dr<text:span text:style-name="T14">10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2"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3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 table:number-columns-repeated="2"/>
        <table:table-row>
          <table:table-cell table:style-name="Таблица3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3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3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3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3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3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3.A2" office:value-type="string">
            <text:p text:style-name="P21">Результаты измерения</text:p>
          </table:table-cell>
          <table:table-cell table:style-name="Таблица3.A2" office:value-type="string">
            <text:p text:style-name="P21">Среднее значение</text:p>
          </table:table-cell>
          <table:table-cell table:style-name="Таблица3.A2" office:value-type="string">
            <text:p text:style-name="P21">Результаты измерения</text:p>
          </table:table-cell>
          <table:table-cell table:style-name="Таблица3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8">$bg<text:span text:style-name="T14">11</text:span>$</text:p>
          </table:table-cell>
          <table:table-cell table:style-name="Таблица3.A2" table:number-rows-spanned="5" office:value-type="string">
            <text:p text:style-name="P19">$bg_avg3$</text:p>
          </table:table-cell>
          <table:table-cell table:style-name="Таблица3.A3" office:value-type="string">
            <text:p text:style-name="P19">$dr11$</text:p>
          </table:table-cell>
          <table:table-cell table:style-name="Таблица3.A2" table:number-rows-spanned="5" office:value-type="string">
            <text:p text:style-name="P19">$dr_avg3$</text:p>
          </table:table-cell>
          <table:table-cell table:style-name="Таблица3.A2" table:number-rows-spanned="5" office:value-type="string">
            <text:p text:style-name="P18">$activity$</text:p>
          </table:table-cell>
          <table:table-cell table:style-name="Таблица3.A2" table:number-rows-spanned="5" office:value-type="string">
            <text:p text:style-name="P19">$rasch3$</text:p>
          </table:table-cell>
          <table:table-cell table:style-name="Таблица3.A2" table:number-rows-spanned="5" office:value-type="string">
            <text:p text:style-name="P19">$pogr3$</text:p>
          </table:table-cell>
          <table:table-cell table:style-name="Таблица3.H3" table:number-rows-spanned="5" office:value-type="string">
            <text:p text:style-name="P20">± 11</text:p>
          </table:table-cell>
        </table:table-row>
        <table:table-row>
          <table:table-cell table:style-name="Таблица3.A3" office:value-type="string">
            <text:p text:style-name="P19">$bg12$</text:p>
          </table:table-cell>
          <table:covered-table-cell/>
          <table:table-cell table:style-name="Таблица3.A3" office:value-type="string">
            <text:p text:style-name="P19">$dr1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9">$bg13$</text:p>
          </table:table-cell>
          <table:covered-table-cell/>
          <table:table-cell table:style-name="Таблица3.A3" office:value-type="string">
            <text:p text:style-name="P19">$dr1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3" office:value-type="string">
            <text:p text:style-name="P18">$<text:span text:style-name="T14">bg14</text:span>$</text:p>
          </table:table-cell>
          <table:covered-table-cell/>
          <table:table-cell table:style-name="Таблица3.A3" office:value-type="string">
            <text:p text:style-name="P19">$dr1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9">$bg15$</text:p>
          </table:table-cell>
          <table:covered-table-cell/>
          <table:table-cell table:style-name="Таблица3.A3" office:value-type="string">
            <text:p text:style-name="P18">$<text:span text:style-name="T14">dr15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2"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4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 table:number-columns-repeated="2"/>
        <table:table-row>
          <table:table-cell table:style-name="Таблица4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4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6">-1</text:span></text:span></text:p>
          </table:table-cell>
          <table:covered-table-cell/>
          <table:table-cell table:style-name="Таблица4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4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4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4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4.A2" office:value-type="string">
            <text:p text:style-name="P21">Результаты измерения</text:p>
          </table:table-cell>
          <table:table-cell table:style-name="Таблица4.A2" office:value-type="string">
            <text:p text:style-name="P21">Среднее значение</text:p>
          </table:table-cell>
          <table:table-cell table:style-name="Таблица4.A2" office:value-type="string">
            <text:p text:style-name="P21">Результаты измерения</text:p>
          </table:table-cell>
          <table:table-cell table:style-name="Таблица4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$bg<text:span text:style-name="T14">16</text:span>$</text:p>
          </table:table-cell>
          <table:table-cell table:style-name="Таблица4.A2" table:number-rows-spanned="5" office:value-type="string">
            <text:p text:style-name="P19">$bg_avg4$</text:p>
          </table:table-cell>
          <table:table-cell table:style-name="Таблица4.A3" office:value-type="string">
            <text:p text:style-name="P19">$dr16$</text:p>
          </table:table-cell>
          <table:table-cell table:style-name="Таблица4.A2" table:number-rows-spanned="5" office:value-type="string">
            <text:p text:style-name="P19">$dr_avg4$</text:p>
          </table:table-cell>
          <table:table-cell table:style-name="Таблица4.A2" table:number-rows-spanned="5" office:value-type="string">
            <text:p text:style-name="P18">$activity$</text:p>
          </table:table-cell>
          <table:table-cell table:style-name="Таблица4.A2" table:number-rows-spanned="5" office:value-type="string">
            <text:p text:style-name="P19">$rasch4$</text:p>
          </table:table-cell>
          <table:table-cell table:style-name="Таблица4.A2" table:number-rows-spanned="5" office:value-type="string">
            <text:p text:style-name="P19">$pogr4$</text:p>
          </table:table-cell>
          <table:table-cell table:style-name="Таблица4.H3" table:number-rows-spanned="5" office:value-type="string">
            <text:p text:style-name="P20">± 11</text:p>
          </table:table-cell>
        </table:table-row>
        <table:table-row>
          <table:table-cell table:style-name="Таблица4.A3" office:value-type="string">
            <text:p text:style-name="P18">$bg<text:span text:style-name="T14">17</text:span>$</text:p>
          </table:table-cell>
          <table:covered-table-cell/>
          <table:table-cell table:style-name="Таблица4.A3" office:value-type="string">
            <text:p text:style-name="P18">$dr<text:span text:style-name="T14">17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$bg<text:span text:style-name="T14">18</text:span>$</text:p>
          </table:table-cell>
          <table:covered-table-cell/>
          <table:table-cell table:style-name="Таблица4.A3" office:value-type="string">
            <text:p text:style-name="P18">$dr<text:span text:style-name="T14">18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table-cell table:style-name="Таблица4.A3" office:value-type="string">
            <text:p text:style-name="P18">$bg<text:span text:style-name="T14">19</text:span>$</text:p>
          </table:table-cell>
          <table:covered-table-cell/>
          <table:table-cell table:style-name="Таблица4.A3" office:value-type="string">
            <text:p text:style-name="P18">$dr<text:span text:style-name="T14">19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$bg<text:span text:style-name="T14">20</text:span>$</text:p>
          </table:table-cell>
          <table:covered-table-cell/>
          <table:table-cell table:style-name="Таблица4.A3" office:value-type="string">
            <text:p text:style-name="P18">$dr<text:span text:style-name="T14">20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h text:style-name="Heading_20_5" text:outline-level="5">3<text:span text:style-name="Основной_20_шрифт_20_абзаца"><text:span text:style-name="T14">.</text:span></text:span><text:tab/>Выводы</text:h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Heading_20_5" text:outline-level="5"><text:span text:style-name="Основной_20_шрифт_20_абзаца"><text:span text:style-name="T19">Свидетельство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№______________________от____________________</text:span></text:span></text:h>
      <text:p text:style-name="Обычный"><text:span text:style-name="Основной_20_шрифт_20_абзаца"><text:span text:style-name="T3">(заключение о непригодности)</text:span></text:span></text:p>
      <text:p text:style-name="P9"/>
      <text:p text:style-name="P10">Поверку провел _____________<text:tab/><text:tab/>(_________________)</text:p>
      <text:p text:style-name="P7"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«___»_____________20__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line-height="150%" fo:hyphenation-ladder-count="no-limit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line-height="150%" fo:text-align="center" style:justify-single-word="false" fo:hyphenation-ladder-count="no-limit" fo:keep-with-next="always"/>
      <style:text-properties fo:font-size="13pt" style:font-size-asian="13pt" fo:hyphenate="false" fo:hyphenation-remain-char-count="0" fo:hyphenation-push-char-count="0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language-asian="ar" style:country-asian="SA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="Arial"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4" style:display-name="Название объекта4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4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3" style:display-name="Название объекта3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3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2" style:display-name="Название объекта2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2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1" style:display-name="Название объекта1" style:family="paragraph" style:parent-style-name="Обычный">
      <style:paragraph-properties fo:margin-top="0.212cm" fo:margin-bottom="0.212cm" fo:hyphenation-ladder-count="no-limit" text:number-lines="false" text:line-number="0"/>
      <style:text-properties style:font-name="Arial" fo:font-style="italic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Основной" style:family="paragraph" style:parent-style-name="Обычный">
      <style:paragraph-properties fo:margin-left="0cm" fo:margin-right="0cm" fo:text-align="justify" style:justify-single-word="false" fo:hyphenation-ladder-count="no-limit" fo:text-indent="1.27cm" style:auto-text-indent="false"/>
      <style:text-properties fo:font-size="12pt" style:font-name-asian="MS Mincho" style:font-size-asian="12pt" fo:hyphenate="false" fo:hyphenation-remain-char-count="0" fo:hyphenation-push-char-count="0"/>
    </style:style>
    <style:style style:name="Contents_20_1" style:display-name="Contents 1" style:family="paragraph" style:parent-style-name="Обычный" style:next-style-name="Обычный" style:class="index">
      <style:paragraph-properties fo:margin-left="0cm" fo:margin-right="0.199cm" fo:text-align="center" style:justify-single-word="false" fo:hyphenation-ladder-count="no-limit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fo:hyphenate="false" fo:hyphenation-remain-char-count="0" fo:hyphenation-push-char-count="0"/>
    </style:style>
    <style:style style:name="Основной_20_текст_20_31" style:display-name="Основной текст 31" style:family="paragraph" style:parent-style-name="Обычный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text-align="center" style:justify-single-word="false" fo:hyphenation-ladder-count="no-limit"/>
      <style:text-properties fo:font-size="12pt" style:font-size-asian="12pt" fo:hyphenate="false" fo:hyphenation-remain-char-count="0" fo:hyphenation-push-char-count="0"/>
    </style:style>
    <style:style style:name="Схема_20_документа1" style:display-name="Схема документа1" style:family="paragraph" style:parent-style-name="Обычный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Основной_20_шрифт_20_абзаца5" style:display-name="Основной шрифт абзаца5" style:family="text"/>
    <style:style style:name="WW8Num3z0" style:family="text">
      <style:text-properties style:font-name="OpenSymbol" style:font-name-complex="Open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WW_5f_CharLFO2LVL1" style:display-name="WW_CharLFO2LVL1" style:family="text">
      <style:text-properties style:font-name="OpenSymbol" fo:font-size="12pt" style:font-size-asian="12pt" style:font-name-complex="OpenSymbol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cm" fo:margin-left="2cm" fo:margin-right="0.7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поверки</dc:title>
    <dc:description>Форма для оформления протоколов, 3 листа</dc:description>
    <dc:subject>СРК Зав.№40.000 "Эксперт центр"</dc:subject>
    <meta:initial-creator>Васильев</meta:initial-creator>
    <meta:creation-date>2019-03-24T19:50:00Z</meta:creation-date>
    <dc:date>2019-03-25T10:35:16.56</dc:date>
    <meta:print-date>2013-12-26T10:43:00Z</meta:print-date>
    <meta:editing-cycles>7</meta:editing-cycles>
    <meta:editing-duration>PT28M42S</meta:editing-duration>
    <meta:document-statistic meta:table-count="4" meta:image-count="0" meta:object-count="0" meta:page-count="2" meta:paragraph-count="165" meta:word-count="374" meta:character-count="3500"/>
    <meta:user-defined meta:name="MTWinEqns" meta:value-type="boolean">true</meta:user-defined>
    <meta:template xlink:type="simple" xlink:actuate="onRequest" xlink:title="" xlink:href="Elena.dot"/>
  </office:meta>
</office:document-meta>
</file>